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TestSampleGui2.HttpTestSampleGui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estSampleGui2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TestSampleGui2.getStatic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estSampleGui2.getDoc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